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1.13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378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894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>
            <text:p>CA</text:p>
          </table:table-cell>
          <table:table-cell/>
          <table:table-cell office:value-type="float" office:value="522">
            <text:p>522</text:p>
          </table:table-cell>
          <table:table-cell/>
          <table:table-cell office:value-type="string">
            <text:p>Q02---</text:p>
          </table:table-cell>
          <table:table-cell office:value-type="string">
            <text:p>[1] </text:p>
          </table:table-cell>
          <table:table-cell office:value-type="float" office:value="2">
            <text:p>2</text:p>
          </table:table-cell>
          <table:table-cell office:value-type="string">
            <text:p>[2]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1] </text:p>
          </table:table-cell>
          <table:table-cell office:value-type="float" office:value="2">
            <text:p>2</text:p>
          </table:table-cell>
          <table:table-cell office:value-type="string">
            <text:p>[2]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4---</text:p>
          </table:table-cell>
          <table:table-cell office:value-type="string">
            <text:p>[1] </text:p>
          </table:table-cell>
          <table:table-cell office:value-type="float" office:value="2">
            <text:p>2</text:p>
          </table:table-cell>
          <table:table-cell office:value-type="string">
            <text:p>[2]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5---</text:p>
          </table:table-cell>
          <table:table-cell office:value-type="string">
            <text:p>[1] </text:p>
          </table:table-cell>
          <table:table-cell office:value-type="float" office:value="2">
            <text:p>2</text:p>
          </table:table-cell>
          <table:table-cell office:value-type="string">
            <text:p>[2] </text:p>
          </table:table-cell>
          <table:table-cell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001AC</text:p>
          </table:table-cell>
          <table:table-cell office:value-type="float" office:value="522">
            <text:p>522</text:p>
          </table:table-cell>
          <table:table-cell office:value-type="string">
            <text:p>12:9:37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 office:value-type="string">
            <text:p>12:55:3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 office:value-type="string">
            <text:p>12:55:3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 office:value-type="string">
            <text:p>13:56:25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は完了しましたが、動作確認の方法を確認中です。</text:p>
          </table:table-cell>
          <table:table-cell office:value-type="float" office:value="2">
            <text:p>2</text:p>
          </table:table-cell>
          <table:table-cell/>
          <table:table-cell table:formula="of:=[.S2]+[.U2]+[.Y2]+[.AA2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0005AH</text:p>
          </table:table-cell>
          <table:table-cell office:value-type="float" office:value="522">
            <text:p>522</text:p>
          </table:table-cell>
          <table:table-cell office:value-type="string">
            <text:p>11:42:53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2:3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2:3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3]+[.U3]+[.Y3]+[.AA3]"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0013AH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4]+[.U4]+[.Y4]+[.AA4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0028AH</text:p>
          </table:table-cell>
          <table:table-cell office:value-type="float" office:value="522">
            <text:p>522</text:p>
          </table:table-cell>
          <table:table-cell office:value-type="string">
            <text:p>11:41:32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1:57:52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1:57:52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5]+[.U5]+[.Y5]+[.AA5]"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0034AH</text:p>
          </table:table-cell>
          <table:table-cell office:value-type="float" office:value="522">
            <text:p>522</text:p>
          </table:table-cell>
          <table:table-cell office:value-type="string">
            <text:p>11:41:45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できました</text:p>
          </table:table-cell>
          <table:table-cell office:value-type="float" office:value="2">
            <text:p>2</text:p>
          </table:table-cell>
          <table:table-cell office:value-type="string">
            <text:p>12:11:16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しました</text:p>
          </table:table-cell>
          <table:table-cell office:value-type="float" office:value="2">
            <text:p>2</text:p>
          </table:table-cell>
          <table:table-cell office:value-type="string">
            <text:p>12:11:16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しました</text:p>
          </table:table-cell>
          <table:table-cell office:value-type="float" office:value="2">
            <text:p>2</text:p>
          </table:table-cell>
          <table:table-cell office:value-type="string">
            <text:p>12:27:23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しました</text:p>
          </table:table-cell>
          <table:table-cell office:value-type="float" office:value="2">
            <text:p>2</text:p>
          </table:table-cell>
          <table:table-cell/>
          <table:table-cell table:formula="of:=[.S6]+[.U6]+[.Y6]+[.AA6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0047AH</text:p>
          </table:table-cell>
          <table:table-cell office:value-type="float" office:value="522">
            <text:p>522</text:p>
          </table:table-cell>
          <table:table-cell office:value-type="string">
            <text:p>11:39:13</text:p>
          </table:table-cell>
          <table:table-cell office:value-type="string">
            <text:p>Q02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をブロックされてしまう</text:p>
          </table:table-cell>
          <table:table-cell office:value-type="float" office:value="2">
            <text:p>2</text:p>
          </table:table-cell>
          <table:table-cell office:value-type="string">
            <text:p>12:7:40</text:p>
          </table:table-cell>
          <table:table-cell office:value-type="string">
            <text:p>Q03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はできているが動かない</text:p>
          </table:table-cell>
          <table:table-cell office:value-type="float" office:value="2">
            <text:p>2</text:p>
          </table:table-cell>
          <table:table-cell office:value-type="string">
            <text:p>12:7:40</text:p>
          </table:table-cell>
          <table:table-cell office:value-type="string">
            <text:p>Q04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はできているが動かない</text:p>
          </table:table-cell>
          <table:table-cell office:value-type="float" office:value="2">
            <text:p>2</text:p>
          </table:table-cell>
          <table:table-cell office:value-type="string">
            <text:p>12:8:41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がブロックされてしまう</text:p>
          </table:table-cell>
          <table:table-cell office:value-type="float" office:value="2">
            <text:p>2</text:p>
          </table:table-cell>
          <table:table-cell/>
          <table:table-cell table:formula="of:=[.S7]+[.U7]+[.Y7]+[.AA7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0048AH</text:p>
          </table:table-cell>
          <table:table-cell office:value-type="float" office:value="522">
            <text:p>522</text:p>
          </table:table-cell>
          <table:table-cell office:value-type="string">
            <text:p>12:52:37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53:39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53:39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56:4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/>
          <table:table-cell table:formula="of:=[.S8]+[.U8]+[.Y8]+[.AA8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0050AH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9]+[.U9]+[.Y9]+[.AA9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0055AH</text:p>
          </table:table-cell>
          <table:table-cell office:value-type="float" office:value="522">
            <text:p>522</text:p>
          </table:table-cell>
          <table:table-cell office:value-type="string">
            <text:p>11:45:15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済み</text:p>
          </table:table-cell>
          <table:table-cell office:value-type="float" office:value="2">
            <text:p>2</text:p>
          </table:table-cell>
          <table:table-cell office:value-type="string">
            <text:p>11:58:53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まだ動作確認していない</text:p>
          </table:table-cell>
          <table:table-cell office:value-type="float" office:value="2">
            <text:p>2</text:p>
          </table:table-cell>
          <table:table-cell office:value-type="string">
            <text:p>11:58:53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まだ動作確認していない</text:p>
          </table:table-cell>
          <table:table-cell office:value-type="float" office:value="2">
            <text:p>2</text:p>
          </table:table-cell>
          <table:table-cell office:value-type="string">
            <text:p>12:2:21</text:p>
          </table:table-cell>
          <table:table-cell office:value-type="string">
            <text:p>Q05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まだDLできていない</text:p>
          </table:table-cell>
          <table:table-cell office:value-type="float" office:value="2">
            <text:p>2</text:p>
          </table:table-cell>
          <table:table-cell/>
          <table:table-cell table:formula="of:=[.S10]+[.U10]+[.Y10]+[.AA10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0059AH</text:p>
          </table:table-cell>
          <table:table-cell office:value-type="float" office:value="522">
            <text:p>522</text:p>
          </table:table-cell>
          <table:table-cell office:value-type="string">
            <text:p>11:42:36</text:p>
          </table:table-cell>
          <table:table-cell office:value-type="string">
            <text:p>Q02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できたが進め方がまだわかってない</text:p>
          </table:table-cell>
          <table:table-cell office:value-type="float" office:value="2">
            <text:p>2</text:p>
          </table:table-cell>
          <table:table-cell office:value-type="string">
            <text:p>12:0:22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起動は確認した</text:p>
          </table:table-cell>
          <table:table-cell office:value-type="float" office:value="2">
            <text:p>2</text:p>
          </table:table-cell>
          <table:table-cell office:value-type="string">
            <text:p>12:0:22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起動は確認した</text:p>
          </table:table-cell>
          <table:table-cell office:value-type="float" office:value="2">
            <text:p>2</text:p>
          </table:table-cell>
          <table:table-cell office:value-type="string">
            <text:p>12:1:44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できているが起動できない</text:p>
          </table:table-cell>
          <table:table-cell office:value-type="float" office:value="2">
            <text:p>2</text:p>
          </table:table-cell>
          <table:table-cell/>
          <table:table-cell table:formula="of:=[.S11]+[.U11]+[.Y11]+[.AA11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0061AH</text:p>
          </table:table-cell>
          <table:table-cell office:value-type="float" office:value="522">
            <text:p>522</text:p>
          </table:table-cell>
          <table:table-cell office:value-type="string">
            <text:p>11:48:24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しました</text:p>
          </table:table-cell>
          <table:table-cell office:value-type="float" office:value="2">
            <text:p>2</text:p>
          </table:table-cell>
          <table:table-cell office:value-type="string">
            <text:p>12:14:34</text:p>
          </table:table-cell>
          <table:table-cell office:value-type="string">
            <text:p>Q03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です</text:p>
          </table:table-cell>
          <table:table-cell office:value-type="float" office:value="2">
            <text:p>2</text:p>
          </table:table-cell>
          <table:table-cell office:value-type="string">
            <text:p>12:14:34</text:p>
          </table:table-cell>
          <table:table-cell office:value-type="string">
            <text:p>Q04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です</text:p>
          </table:table-cell>
          <table:table-cell office:value-type="float" office:value="2">
            <text:p>2</text:p>
          </table:table-cell>
          <table:table-cell office:value-type="string">
            <text:p>12:15:9</text:p>
          </table:table-cell>
          <table:table-cell office:value-type="string">
            <text:p>Q05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です</text:p>
          </table:table-cell>
          <table:table-cell office:value-type="float" office:value="2">
            <text:p>2</text:p>
          </table:table-cell>
          <table:table-cell/>
          <table:table-cell table:formula="of:=[.S12]+[.U12]+[.Y12]+[.AA12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0064AH</text:p>
          </table:table-cell>
          <table:table-cell office:value-type="float" office:value="522">
            <text:p>522</text:p>
          </table:table-cell>
          <table:table-cell office:value-type="string">
            <text:p>11:43:21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済み</text:p>
          </table:table-cell>
          <table:table-cell office:value-type="float" office:value="2">
            <text:p>2</text:p>
          </table:table-cell>
          <table:table-cell office:value-type="string">
            <text:p>11:56:6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済み</text:p>
          </table:table-cell>
          <table:table-cell office:value-type="float" office:value="2">
            <text:p>2</text:p>
          </table:table-cell>
          <table:table-cell office:value-type="string">
            <text:p>11:56:6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済み</text:p>
          </table:table-cell>
          <table:table-cell office:value-type="float" office:value="2">
            <text:p>2</text:p>
          </table:table-cell>
          <table:table-cell office:value-type="string">
            <text:p>12:25:58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済み</text:p>
          </table:table-cell>
          <table:table-cell office:value-type="float" office:value="2">
            <text:p>2</text:p>
          </table:table-cell>
          <table:table-cell/>
          <table:table-cell table:formula="of:=[.S13]+[.U13]+[.Y13]+[.AA13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0070AH</text:p>
          </table:table-cell>
          <table:table-cell office:value-type="float" office:value="522">
            <text:p>522</text:p>
          </table:table-cell>
          <table:table-cell office:value-type="string">
            <text:p>11:45:15</text:p>
          </table:table-cell>
          <table:table-cell office:value-type="string">
            <text:p>Q02---</text:p>
          </table:table-cell>
          <table:table-cell office:value-type="string">
            <text:p>[1]= <text:s/>１</text:p>
          </table:table-cell>
          <table:table-cell office:value-type="float" office:value="2">
            <text:p>2</text:p>
          </table:table-cell>
          <table:table-cell office:value-type="string">
            <text:p>[2]= <text:s/>問題なし</text:p>
          </table:table-cell>
          <table:table-cell office:value-type="float" office:value="2">
            <text:p>2</text:p>
          </table:table-cell>
          <table:table-cell office:value-type="string">
            <text:p>11:51:23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 office:value-type="string">
            <text:p>11:51:23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 office:value-type="string">
            <text:p>12:1:49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/>
          <table:table-cell table:formula="of:=[.S14]+[.U14]+[.Y14]+[.AA14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0084AH</text:p>
          </table:table-cell>
          <table:table-cell office:value-type="float" office:value="522">
            <text:p>522</text:p>
          </table:table-cell>
          <table:table-cell office:value-type="string">
            <text:p>11:42:24</text:p>
          </table:table-cell>
          <table:table-cell office:value-type="string">
            <text:p>Q02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動作状況を確認していない</text:p>
          </table:table-cell>
          <table:table-cell office:value-type="float" office:value="2">
            <text:p>2</text:p>
          </table:table-cell>
          <table:table-cell office:value-type="string">
            <text:p>11:54:16</text:p>
          </table:table-cell>
          <table:table-cell office:value-type="string">
            <text:p>Q03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動作確認の仕方がわからない</text:p>
          </table:table-cell>
          <table:table-cell office:value-type="float" office:value="2">
            <text:p>2</text:p>
          </table:table-cell>
          <table:table-cell office:value-type="string">
            <text:p>11:54:16</text:p>
          </table:table-cell>
          <table:table-cell office:value-type="string">
            <text:p>Q04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動作確認の仕方がわからない</text:p>
          </table:table-cell>
          <table:table-cell office:value-type="float" office:value="2">
            <text:p>2</text:p>
          </table:table-cell>
          <table:table-cell office:value-type="string">
            <text:p>12:0:22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動作確認の仕方がわからない</text:p>
          </table:table-cell>
          <table:table-cell office:value-type="float" office:value="2">
            <text:p>2</text:p>
          </table:table-cell>
          <table:table-cell/>
          <table:table-cell table:formula="of:=[.S15]+[.U15]+[.Y15]+[.AA15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0085AH</text:p>
          </table:table-cell>
          <table:table-cell office:value-type="float" office:value="522">
            <text:p>522</text:p>
          </table:table-cell>
          <table:table-cell office:value-type="string">
            <text:p>11:46:32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1:51:18</text:p>
          </table:table-cell>
          <table:table-cell office:value-type="string">
            <text:p>Q03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1:51:18</text:p>
          </table:table-cell>
          <table:table-cell office:value-type="string">
            <text:p>Q04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26:44</text:p>
          </table:table-cell>
          <table:table-cell office:value-type="string">
            <text:p>Q05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/>
          <table:table-cell table:formula="of:=[.S16]+[.U16]+[.Y16]+[.AA16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0086AH</text:p>
          </table:table-cell>
          <table:table-cell office:value-type="float" office:value="522">
            <text:p>522</text:p>
          </table:table-cell>
          <table:table-cell office:value-type="string">
            <text:p>11:42:31</text:p>
          </table:table-cell>
          <table:table-cell office:value-type="string">
            <text:p>Q02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が進行中です</text:p>
          </table:table-cell>
          <table:table-cell office:value-type="float" office:value="2">
            <text:p>2</text:p>
          </table:table-cell>
          <table:table-cell office:value-type="string">
            <text:p>11:56:2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1:56:2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2:51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/>
          <table:table-cell table:formula="of:=[.S17]+[.U17]+[.Y17]+[.AA17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0088AH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18]+[.U18]+[.Y18]+[.AA18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0089AH</text:p>
          </table:table-cell>
          <table:table-cell office:value-type="float" office:value="522">
            <text:p>522</text:p>
          </table:table-cell>
          <table:table-cell office:value-type="string">
            <text:p>11:42:8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なし</text:p>
          </table:table-cell>
          <table:table-cell office:value-type="float" office:value="2">
            <text:p>2</text:p>
          </table:table-cell>
          <table:table-cell office:value-type="string">
            <text:p>11:53:28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1:53:28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1:24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/>
          <table:table-cell table:formula="of:=[.S19]+[.U19]+[.Y19]+[.AA19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0090AH</text:p>
          </table:table-cell>
          <table:table-cell office:value-type="float" office:value="522">
            <text:p>522</text:p>
          </table:table-cell>
          <table:table-cell office:value-type="string">
            <text:p>11:43:41</text:p>
          </table:table-cell>
          <table:table-cell office:value-type="string">
            <text:p>Q02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現在インストール中</text:p>
          </table:table-cell>
          <table:table-cell office:value-type="float" office:value="2">
            <text:p>2</text:p>
          </table:table-cell>
          <table:table-cell office:value-type="string">
            <text:p>12:26:55</text:p>
          </table:table-cell>
          <table:table-cell office:value-type="string">
            <text:p>Q03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完了</text:p>
          </table:table-cell>
          <table:table-cell office:value-type="float" office:value="2">
            <text:p>2</text:p>
          </table:table-cell>
          <table:table-cell office:value-type="string">
            <text:p>12:26:55</text:p>
          </table:table-cell>
          <table:table-cell office:value-type="string">
            <text:p>Q04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完了</text:p>
          </table:table-cell>
          <table:table-cell office:value-type="float" office:value="2">
            <text:p>2</text:p>
          </table:table-cell>
          <table:table-cell office:value-type="string">
            <text:p>12:26:55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完了</text:p>
          </table:table-cell>
          <table:table-cell office:value-type="float" office:value="2">
            <text:p>2</text:p>
          </table:table-cell>
          <table:table-cell/>
          <table:table-cell table:formula="of:=[.S20]+[.U20]+[.Y20]+[.AA20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0091AH</text:p>
          </table:table-cell>
          <table:table-cell office:value-type="float" office:value="522">
            <text:p>522</text:p>
          </table:table-cell>
          <table:table-cell office:value-type="string">
            <text:p>11:45:8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たぶんできました</text:p>
          </table:table-cell>
          <table:table-cell office:value-type="float" office:value="2">
            <text:p>2</text:p>
          </table:table-cell>
          <table:table-cell office:value-type="string">
            <text:p>12:17:12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たぶんできました</text:p>
          </table:table-cell>
          <table:table-cell office:value-type="float" office:value="2">
            <text:p>2</text:p>
          </table:table-cell>
          <table:table-cell office:value-type="string">
            <text:p>12:17:12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たぶんできました</text:p>
          </table:table-cell>
          <table:table-cell office:value-type="float" office:value="2">
            <text:p>2</text:p>
          </table:table-cell>
          <table:table-cell office:value-type="string">
            <text:p>12:22:2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たぶんできました</text:p>
          </table:table-cell>
          <table:table-cell office:value-type="float" office:value="2">
            <text:p>2</text:p>
          </table:table-cell>
          <table:table-cell/>
          <table:table-cell table:formula="of:=[.S21]+[.U21]+[.Y21]+[.AA21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0092AH</text:p>
          </table:table-cell>
          <table:table-cell office:value-type="float" office:value="522">
            <text:p>522</text:p>
          </table:table-cell>
          <table:table-cell office:value-type="string">
            <text:p>11:41:5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:8</text:p>
          </table:table-cell>
          <table:table-cell office:value-type="string">
            <text:p>Q03---</text:p>
          </table:table-cell>
          <table:table-cell office:value-type="string">
            <text:p>[1]=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先が分からない</text:p>
          </table:table-cell>
          <table:table-cell office:value-type="float" office:value="2">
            <text:p>2</text:p>
          </table:table-cell>
          <table:table-cell office:value-type="string">
            <text:p>12:1:8</text:p>
          </table:table-cell>
          <table:table-cell office:value-type="string">
            <text:p>Q04---</text:p>
          </table:table-cell>
          <table:table-cell office:value-type="string">
            <text:p>[1]=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先が分からない</text:p>
          </table:table-cell>
          <table:table-cell office:value-type="float" office:value="2">
            <text:p>2</text:p>
          </table:table-cell>
          <table:table-cell office:value-type="string">
            <text:p>12:3:12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/>
          <table:table-cell table:formula="of:=[.S22]+[.U22]+[.Y22]+[.AA22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0098AH</text:p>
          </table:table-cell>
          <table:table-cell office:value-type="float" office:value="522">
            <text:p>522</text:p>
          </table:table-cell>
          <table:table-cell office:value-type="string">
            <text:p>11:39:32</text:p>
          </table:table-cell>
          <table:table-cell office:value-type="string">
            <text:p>Q02---まだ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まだ</text:p>
          </table:table-cell>
          <table:table-cell office:value-type="float" office:value="2">
            <text:p>2</text:p>
          </table:table-cell>
          <table:table-cell office:value-type="string">
            <text:p>11:55:36</text:p>
          </table:table-cell>
          <table:table-cell office:value-type="string">
            <text:p>Q03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まだ</text:p>
          </table:table-cell>
          <table:table-cell office:value-type="float" office:value="2">
            <text:p>2</text:p>
          </table:table-cell>
          <table:table-cell office:value-type="string">
            <text:p>11:55:36</text:p>
          </table:table-cell>
          <table:table-cell office:value-type="string">
            <text:p>Q04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まだ</text:p>
          </table:table-cell>
          <table:table-cell office:value-type="float" office:value="2">
            <text:p>2</text:p>
          </table:table-cell>
          <table:table-cell office:value-type="string">
            <text:p>11:58:43</text:p>
          </table:table-cell>
          <table:table-cell office:value-type="string">
            <text:p>Q05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まだ</text:p>
          </table:table-cell>
          <table:table-cell office:value-type="float" office:value="2">
            <text:p>2</text:p>
          </table:table-cell>
          <table:table-cell/>
          <table:table-cell table:formula="of:=[.S23]+[.U23]+[.Y23]+[.AA23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0099AH</text:p>
          </table:table-cell>
          <table:table-cell office:value-type="float" office:value="522">
            <text:p>522</text:p>
          </table:table-cell>
          <table:table-cell office:value-type="string">
            <text:p>11:43:2</text:p>
          </table:table-cell>
          <table:table-cell office:value-type="string">
            <text:p>Q02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ウイルスバスターに引っ掛かりました。</text:p>
          </table:table-cell>
          <table:table-cell office:value-type="float" office:value="2">
            <text:p>2</text:p>
          </table:table-cell>
          <table:table-cell office:value-type="string">
            <text:p>12:10:54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できたと思います。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office:value-type="string">
            <text:p>14:28:36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</text:p>
          </table:table-cell>
          <table:table-cell office:value-type="float" office:value="2">
            <text:p>2</text:p>
          </table:table-cell>
          <table:table-cell/>
          <table:table-cell table:formula="of:=[.S24]+[.U24]+[.Y24]+[.AA24]"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0102AH</text:p>
          </table:table-cell>
          <table:table-cell office:value-type="float" office:value="522">
            <text:p>522</text:p>
          </table:table-cell>
          <table:table-cell office:value-type="string">
            <text:p>11:44:20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完了しました</text:p>
          </table:table-cell>
          <table:table-cell office:value-type="float" office:value="2">
            <text:p>2</text:p>
          </table:table-cell>
          <table:table-cell office:value-type="string">
            <text:p>12:13:48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でき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25]+[.U25]+[.Y25]+[.AA25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1003AH</text:p>
          </table:table-cell>
          <table:table-cell office:value-type="float" office:value="522">
            <text:p>522</text:p>
          </table:table-cell>
          <table:table-cell office:value-type="string">
            <text:p>11:42:24</text:p>
          </table:table-cell>
          <table:table-cell office:value-type="string">
            <text:p>Q02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</text:p>
          </table:table-cell>
          <table:table-cell office:value-type="float" office:value="2">
            <text:p>2</text:p>
          </table:table-cell>
          <table:table-cell office:value-type="string">
            <text:p>12:7:27</text:p>
          </table:table-cell>
          <table:table-cell office:value-type="string">
            <text:p>Q03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</text:p>
          </table:table-cell>
          <table:table-cell office:value-type="float" office:value="2">
            <text:p>2</text:p>
          </table:table-cell>
          <table:table-cell office:value-type="string">
            <text:p>12:7:27</text:p>
          </table:table-cell>
          <table:table-cell office:value-type="string">
            <text:p>Q04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</text:p>
          </table:table-cell>
          <table:table-cell office:value-type="float" office:value="2">
            <text:p>2</text:p>
          </table:table-cell>
          <table:table-cell office:value-type="string">
            <text:p>12:28:7</text:p>
          </table:table-cell>
          <table:table-cell office:value-type="string">
            <text:p>Q05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これからインストールします</text:p>
          </table:table-cell>
          <table:table-cell office:value-type="float" office:value="2">
            <text:p>2</text:p>
          </table:table-cell>
          <table:table-cell/>
          <table:table-cell table:formula="of:=[.S26]+[.U26]+[.Y26]+[.AA26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3002MH</text:p>
          </table:table-cell>
          <table:table-cell office:value-type="float" office:value="522">
            <text:p>522</text:p>
          </table:table-cell>
          <table:table-cell office:value-type="string">
            <text:p>11:46:29</text:p>
          </table:table-cell>
          <table:table-cell office:value-type="string">
            <text:p>Q02---</text:p>
          </table:table-cell>
          <table:table-cell office:value-type="string">
            <text:p>[1]=</text:p>
          </table:table-cell>
          <table:table-cell office:value-type="float" office:value="2">
            <text:p>2</text:p>
          </table:table-cell>
          <table:table-cell office:value-type="string">
            <text:p>[2]=　現在インストール中です</text:p>
          </table:table-cell>
          <table:table-cell office:value-type="float" office:value="2">
            <text:p>2</text:p>
          </table:table-cell>
          <table:table-cell office:value-type="string">
            <text:p>12:10:25</text:p>
          </table:table-cell>
          <table:table-cell office:value-type="string">
            <text:p>Q03---インストールできました</text:p>
          </table:table-cell>
          <table:table-cell office:value-type="string">
            <text:p>[1]=</text:p>
          </table:table-cell>
          <table:table-cell office:value-type="float" office:value="2">
            <text:p>2</text:p>
          </table:table-cell>
          <table:table-cell office:value-type="string">
            <text:p>[2]=　動作確認はよくわかりません</text:p>
          </table:table-cell>
          <table:table-cell office:value-type="float" office:value="2">
            <text:p>2</text:p>
          </table:table-cell>
          <table:table-cell office:value-type="string">
            <text:p>12:10:25</text:p>
          </table:table-cell>
          <table:table-cell office:value-type="string">
            <text:p>Q04---インストールできました</text:p>
          </table:table-cell>
          <table:table-cell office:value-type="string">
            <text:p>[1]=</text:p>
          </table:table-cell>
          <table:table-cell office:value-type="float" office:value="2">
            <text:p>2</text:p>
          </table:table-cell>
          <table:table-cell office:value-type="string">
            <text:p>[2]=　動作確認はよくわかりません</text:p>
          </table:table-cell>
          <table:table-cell office:value-type="float" office:value="2">
            <text:p>2</text:p>
          </table:table-cell>
          <table:table-cell office:value-type="string">
            <text:p>12:20:27</text:p>
          </table:table-cell>
          <table:table-cell office:value-type="string">
            <text:p>Q05---全て展開していますが終わりません</text:p>
          </table:table-cell>
          <table:table-cell office:value-type="string">
            <text:p>[1]=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/>
          <table:table-cell table:formula="of:=[.S27]+[.U27]+[.Y27]+[.AA27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1006AH</text:p>
          </table:table-cell>
          <table:table-cell office:value-type="float" office:value="522">
            <text:p>522</text:p>
          </table:table-cell>
          <table:table-cell office:value-type="string">
            <text:p>11:55:31</text:p>
          </table:table-cell>
          <table:table-cell office:value-type="string">
            <text:p>Q02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まだできてません</text:p>
          </table:table-cell>
          <table:table-cell office:value-type="float" office:value="2">
            <text:p>2</text:p>
          </table:table-cell>
          <table:table-cell office:value-type="string">
            <text:p>11:52:46</text:p>
          </table:table-cell>
          <table:table-cell office:value-type="string">
            <text:p>Q03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方法が分かりません</text:p>
          </table:table-cell>
          <table:table-cell office:value-type="float" office:value="2">
            <text:p>2</text:p>
          </table:table-cell>
          <table:table-cell office:value-type="string">
            <text:p>11:52:46</text:p>
          </table:table-cell>
          <table:table-cell office:value-type="string">
            <text:p>Q04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方法が分かりません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28]+[.U28]+[.Y28]+[.AA28]"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1054AH</text:p>
          </table:table-cell>
          <table:table-cell office:value-type="float" office:value="522">
            <text:p>522</text:p>
          </table:table-cell>
          <table:table-cell office:value-type="string">
            <text:p>11:53:4</text:p>
          </table:table-cell>
          <table:table-cell office:value-type="string">
            <text:p>Q02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確認していない</text:p>
          </table:table-cell>
          <table:table-cell office:value-type="float" office:value="2">
            <text:p>2</text:p>
          </table:table-cell>
          <table:table-cell office:value-type="string">
            <text:p>11:55:16</text:p>
          </table:table-cell>
          <table:table-cell office:value-type="string">
            <text:p>Q03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確認していない</text:p>
          </table:table-cell>
          <table:table-cell office:value-type="float" office:value="2">
            <text:p>2</text:p>
          </table:table-cell>
          <table:table-cell office:value-type="string">
            <text:p>11:55:16</text:p>
          </table:table-cell>
          <table:table-cell office:value-type="string">
            <text:p>Q04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確認していない</text:p>
          </table:table-cell>
          <table:table-cell office:value-type="float" office:value="2">
            <text:p>2</text:p>
          </table:table-cell>
          <table:table-cell office:value-type="string">
            <text:p>12:13:34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確認していない</text:p>
          </table:table-cell>
          <table:table-cell office:value-type="float" office:value="2">
            <text:p>2</text:p>
          </table:table-cell>
          <table:table-cell/>
          <table:table-cell table:formula="of:=[.S29]+[.U29]+[.Y29]+[.AA29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1100AH</text:p>
          </table:table-cell>
          <table:table-cell office:value-type="float" office:value="522">
            <text:p>522</text:p>
          </table:table-cell>
          <table:table-cell office:value-type="string">
            <text:p>11:52:38</text:p>
          </table:table-cell>
          <table:table-cell office:value-type="string">
            <text:p>Q02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してない</text:p>
          </table:table-cell>
          <table:table-cell office:value-type="float" office:value="2">
            <text:p>2</text:p>
          </table:table-cell>
          <table:table-cell office:value-type="string">
            <text:p>11:54:8</text:p>
          </table:table-cell>
          <table:table-cell office:value-type="string">
            <text:p>Q03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してない</text:p>
          </table:table-cell>
          <table:table-cell office:value-type="float" office:value="2">
            <text:p>2</text:p>
          </table:table-cell>
          <table:table-cell office:value-type="string">
            <text:p>11:54:8</text:p>
          </table:table-cell>
          <table:table-cell office:value-type="string">
            <text:p>Q04---</text:p>
          </table:table-cell>
          <table:table-cell office:value-type="string">
            <text:p>[1]= <text:s/>3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してない</text:p>
          </table:table-cell>
          <table:table-cell office:value-type="float" office:value="2">
            <text:p>2</text:p>
          </table:table-cell>
          <table:table-cell office:value-type="string">
            <text:p>12:0:26</text:p>
          </table:table-cell>
          <table:table-cell office:value-type="string">
            <text:p>Q05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ダウンロードしたが、動かしてない</text:p>
          </table:table-cell>
          <table:table-cell office:value-type="float" office:value="2">
            <text:p>2</text:p>
          </table:table-cell>
          <table:table-cell/>
          <table:table-cell table:formula="of:=[.S30]+[.U30]+[.Y30]+[.AA30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0029BN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31]+[.U31]+[.Y31]+[.AA31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1004BN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32]+[.U32]+[.Y32]+[.AA32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1061BN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33]+[.U33]+[.Y33]+[.AA33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0044BV</text:p>
          </table:table-cell>
          <table:table-cell office:value-type="float" office:value="522">
            <text:p>522</text:p>
          </table:table-cell>
          <table:table-cell office:value-type="string">
            <text:p>11:45:11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ketjsoff？のボタンが出てこないです</text:p>
          </table:table-cell>
          <table:table-cell office:value-type="float" office:value="2">
            <text:p>2</text:p>
          </table:table-cell>
          <table:table-cell office:value-type="string">
            <text:p>11:57:57</text:p>
          </table:table-cell>
          <table:table-cell office:value-type="string">
            <text:p>Q03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です（コマンドプロンプトの画面で止まってます）</text:p>
          </table:table-cell>
          <table:table-cell office:value-type="float" office:value="2">
            <text:p>2</text:p>
          </table:table-cell>
          <table:table-cell office:value-type="string">
            <text:p>11:57:57</text:p>
          </table:table-cell>
          <table:table-cell office:value-type="string">
            <text:p>Q04---</text:p>
          </table:table-cell>
          <table:table-cell office:value-type="string">
            <text:p>[1]= <text:s/>2</text:p>
          </table:table-cell>
          <table:table-cell office:value-type="float" office:value="2">
            <text:p>2</text:p>
          </table:table-cell>
          <table:table-cell office:value-type="string">
            <text:p>[2]= <text:s/>インストール中です（コマンドプロンプトの画面で止まってます）</text:p>
          </table:table-cell>
          <table:table-cell office:value-type="float" office:value="2">
            <text:p>2</text:p>
          </table:table-cell>
          <table:table-cell office:value-type="string">
            <text:p>11:59:41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もできました</text:p>
          </table:table-cell>
          <table:table-cell office:value-type="float" office:value="2">
            <text:p>2</text:p>
          </table:table-cell>
          <table:table-cell/>
          <table:table-cell table:formula="of:=[.S34]+[.U34]+[.Y34]+[.AA34]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1072MF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35]+[.U35]+[.Y35]+[.AA35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3042MF</text:p>
          </table:table-cell>
          <table:table-cell office:value-type="float" office:value="522">
            <text:p>52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office:value-type="string">
            <text:p>11:58:27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 <text:s/>動作確認済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 na</text:p>
          </table:table-cell>
          <table:table-cell office:value-type="float" office:value="0">
            <text:p>0</text:p>
          </table:table-cell>
          <table:table-cell office:value-type="string">
            <text:p>[2] na</text:p>
          </table:table-cell>
          <table:table-cell office:value-type="float" office:value="0">
            <text:p>0</text:p>
          </table:table-cell>
          <table:table-cell/>
          <table:table-cell table:formula="of:=[.S36]+[.U36]+[.Y36]+[.AA36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3072MF</text:p>
          </table:table-cell>
          <table:table-cell office:value-type="float" office:value="522">
            <text:p>522</text:p>
          </table:table-cell>
          <table:table-cell office:value-type="string">
            <text:p>11:42:2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1:15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1:15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12:3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/>
          <table:table-cell/>
          <table:table-cell table:formula="of:=[.S37]+[.U37]+[.Y37]+[.AA37]" office:value-type="float" office:value="6">
            <text:p>6</text:p>
          </table:table-cell>
          <table:table-cell table:number-columns-repeated="995"/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string">
            <text:p>3118MF</text:p>
          </table:table-cell>
          <table:table-cell office:value-type="float" office:value="522">
            <text:p>522</text:p>
          </table:table-cell>
          <table:table-cell office:value-type="string">
            <text:p>11:44:51</text:p>
          </table:table-cell>
          <table:table-cell office:value-type="string">
            <text:p>Q02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5:45</text:p>
          </table:table-cell>
          <table:table-cell office:value-type="string">
            <text:p>Q03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5:45</text:p>
          </table:table-cell>
          <table:table-cell office:value-type="string">
            <text:p>Q04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 office:value-type="float" office:value="2">
            <text:p>2</text:p>
          </table:table-cell>
          <table:table-cell office:value-type="string">
            <text:p>12:9:34</text:p>
          </table:table-cell>
          <table:table-cell office:value-type="string">
            <text:p>Q05---</text:p>
          </table:table-cell>
          <table:table-cell office:value-type="string">
            <text:p>[1]= <text:s/>1</text:p>
          </table:table-cell>
          <table:table-cell office:value-type="float" office:value="2">
            <text:p>2</text:p>
          </table:table-cell>
          <table:table-cell office:value-type="string">
            <text:p>[2]=</text:p>
          </table:table-cell>
          <table:table-cell/>
          <table:table-cell/>
          <table:table-cell table:formula="of:=[.S38]+[.U38]+[.Y38]+[.AA38]" office:value-type="float" office:value="6">
            <text:p>6</text:p>
          </table:table-cell>
          <table:table-cell table:number-columns-repeated="995"/>
        </table:table-row>
        <table:table-row table:style-name="ro1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Arial Unicode MS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4">2024/08/04</text:date>, <text:time>16:34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akato Setsuo</dc:creator>
    <dc:date>2024-08-04T16:34:59</dc:date>
    <meta:editing-cycles>30</meta:editing-cycles>
    <meta:editing-duration>PT1H9M17S</meta:editing-duration>
    <meta:generator>OpenOffice/4.1.15$Unix OpenOffice.org_project/4115m2$Build-9813</meta:generator>
    <meta:document-statistic meta:table-count="1" meta:cell-count="984" meta:object-count="0"/>
  </office:meta>
</office:document-meta>
</file>